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8cb" officeooo:paragraph-rsid="00084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594 <text:s text:c="2"/>86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44:47.263179324</meta:creation-date>
    <dc:date>2017-08-29T15:46:49.929650264</dc:date>
    <meta:editing-duration>PT2M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8"/>
    <meta:generator>LibreOffice/5.1.4.2$Linux_X86_64 LibreOffice_project/10m0$Build-2</meta:generator>
  </office:meta>
</office:document-meta>
</file>